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3" text:outline-level="3"><text:bookmark-start text:name="a-small-collection-of-links-to-recommended-projectsguidestutorialsresources-of-interest"/>A small collection of links to recommended projects/guides/tutorials/resources of interest:<text:bookmark-end text:name="a-small-collection-of-links-to-recommended-projectsguidestutorialsresources-of-interest"/></text:h>
      <text:h text:style-name="Heading_20_4" text:outline-level="4"><text:bookmark-start text:name="disclaimer"/>Disclaimer:<text:bookmark-end text:name="disclaimer"/></text:h>
      <text:p text:style-name="First_20_paragraph">Some of those resources may, in order to sustain their project, contain or propose: - Sponsored commercial content - Monetized content through third party platforms (such as YouTube) - Affiliate links to commercial services - Paid Services such as consultancy - Premium content such as ad-free content - Merchandising</text:p>
      <text:p text:style-name="Text_20_body"><text:span text:style-name="T1">AnonymousPlanet.org does not participate in any sponsoring or affiliate program for any entity. Anonymousplanet.org relies only on anonymous donations.</text:span></text:p>
      <text:p text:style-name="Text_20_body">All the links below are listed in alphabetical order.</text:p>
      <text:h text:style-name="Heading_20_4" text:outline-level="4"><text:bookmark-start text:name="general-privacy-related-projects"/>General privacy related projects:<text:bookmark-end text:name="general-privacy-related-projects"/></text:h>
      <text:list text:style-name="L1">
        <text:list-item>
          <text:p text:style-name="P1">EFF Surveillance Self-Defense <text:a xlink:type="simple" xlink:href="https://ssd.eff.org/" office:name=""><text:span text:style-name="Definition">https://ssd.eff.org/</text:span></text:a></text:p>
        </text:list-item>
        <text:list-item>
          <text:p text:style-name="P1">Prism-Break <text:a xlink:type="simple" xlink:href="https://prism-break.org/" office:name=""><text:span text:style-name="Definition">https://prism-break.org/</text:span></text:a></text:p>
        </text:list-item>
        <text:list-item>
          <text:p text:style-name="P1">Privacy Guides <text:a xlink:type="simple" xlink:href="https://privacyguides.org" office:name=""><text:span text:style-name="Definition">https://privacyguides.org</text:span></text:a></text:p>
        </text:list-item>
        <text:list-item>
          <text:p text:style-name="P1">Privacy Tools <text:a xlink:type="simple" xlink:href="https://privacytools.io" office:name=""><text:span text:style-name="Definition">https://privacytools.io</text:span></text:a></text:p>
        </text:list-item>
        <text:list-item>
          <text:p text:style-name="P1">Techlore <text:a xlink:type="simple" xlink:href="https://techlore.tech" office:name=""><text:span text:style-name="Definition">https://techlore.tech</text:span></text:a></text:p>
        </text:list-item>
        <text:list-item>
          <text:p text:style-name="P1">The New Oil <text:a xlink:type="simple" xlink:href="https://thenewoil.org" office:name=""><text:span text:style-name="Definition">https://thenewoil.org</text:span></text:a></text:p>
        </text:list-item>
      </text:list>
      <text:h text:style-name="Heading_20_4" text:outline-level="4"><text:bookmark-start text:name="blogs-and-personal-websites"/>Blogs and personal websites:<text:bookmark-end text:name="blogs-and-personal-websites"/></text:h>
      <text:list text:style-name="L2">
        <text:list-item>
          <text:p text:style-name="P2">Continuing Ed <text:a xlink:type="simple" xlink:href="https://edwardsnowden.substack.com/" office:name=""><text:span text:style-name="Definition">https://edwardsnowden.substack.com/</text:span></text:a></text:p>
        </text:list-item>
        <text:list-item>
          <text:p text:style-name="P2">Madaidan’s Insecurities <text:a xlink:type="simple" xlink:href="https://madaidans-insecurities.github.io/" office:name=""><text:span text:style-name="Definition">https://madaidans-insecurities.github.io/</text:span></text:a></text:p>
        </text:list-item>
      </text:list>
      <text:h text:style-name="Heading_20_4" text:outline-level="4"><text:bookmark-start text:name="useful-resources"/>Useful resources:<text:bookmark-end text:name="useful-resources"/></text:h>
      <text:list text:style-name="L3">
        <text:list-item>
          <text:p text:style-name="P3">KYC? Not me <text:a xlink:type="simple" xlink:href="https://kycnot.me/" office:name=""><text:span text:style-name="Definition">https://kycnot.me/</text:span></text:a></text:p>
        </text:list-item>
        <text:list-item>
          <text:p text:style-name="P3">Library Genesis <text:a xlink:type="simple" xlink:href="https://en.wikipedia.org/wiki/Library_Genesis" office:name=""><text:span text:style-name="Definition">https://en.wikipedia.org/wiki/Library_Genesis</text:span></text:a> <text:a xlink:type="simple" xlink:href="https://wikiless.org/wiki/Library_Genesis" office:name=""><text:span text:style-name="Definition">[Wikiless]</text:span></text:a>)(see their latest known URL in the Wikipedia article)</text:p>
        </text:list-item>
        <text:list-item>
          <text:p text:style-name="P3">Real World Onion Sites <text:a xlink:type="simple" xlink:href="https://github.com/alecmuffett/real-world-onion-sites" office:name=""><text:span text:style-name="Definition">https://github.com/alecmuffett/real-world-onion-sites</text:span></text:a></text:p>
        </text:list-item>
        <text:list-item>
          <text:p text:style-name="P3">Sci-Hub <text:a xlink:type="simple" xlink:href="https://en.wikipedia.org/wiki/Sci-Hub" office:name=""><text:span text:style-name="Definition">https://en.wikipedia.org/wiki/Sci-Hub</text:span></text:a> <text:a xlink:type="simple" xlink:href="https://wikiless.org/wiki/Sci-Hub" office:name=""><text:span text:style-name="Definition">[Wikiless]</text:span></text:a>)(see their latest known URL in the Wikipedia article)</text:p>
        </text:list-item>
        <text:list-item>
          <text:p text:style-name="P3">Terms of Service, Didn’t Read <text:a xlink:type="simple" xlink:href="https://tosdr.org" office:name=""><text:span text:style-name="Definition">https://tosdr.org</text:span></text:a></text:p>
        </text:list-item>
        <text:list-item>
          <text:p text:style-name="P3">Whonix Documentation <text:a xlink:type="simple" xlink:href="https://www.whonix.org/wiki/Documentation" office:name=""><text:span text:style-name="Definition">https://www.whonix.org/wiki/Documentation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3-19T08:23:10Z</meta:creation-date>
    <dc:date>2022-03-19T08:23:10Z</dc:date>
  </office:meta>
</office:document-meta>
</file>